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myak Devanagari1" svg:font-family="'Samyak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8364" officeooo:paragraph-rsid="00068364"/>
    </style:style>
    <style:style style:name="T1" style:family="text">
      <style:text-properties officeooo:rsid="000787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_<text:span text:style-name="T1">{#omega</text:span>#pi^{+}<text:span text:style-name="T1">#pi^{-}} [GeV/c^{2}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myak Devanagari1" svg:font-family="'Samyak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Samyak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Samyak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Samyak Devanagari" style:font-family-complex="'Samyak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Samyak Devanagari1" style:font-family-complex="'Samyak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Samyak Devanagari1" style:font-family-complex="'Samyak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Samyak Devanagari1" style:font-family-complex="'Samyak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Hughes</meta:initial-creator>
    <meta:creation-date>2017-10-26T14:47:10.291335493</meta:creation-date>
    <dc:date>2017-10-26T15:31:17.199129697</dc:date>
    <dc:creator>Simon Hughes</dc:creator>
    <meta:editing-duration>PT28M56S</meta:editing-duration>
    <meta:editing-cycles>1</meta:editing-cycles>
    <meta:document-statistic meta:table-count="0" meta:image-count="0" meta:object-count="0" meta:page-count="1" meta:paragraph-count="1" meta:word-count="2" meta:character-count="36" meta:non-whitespace-character-count="35"/>
    <meta:generator>LibreOffice/5.0.6.2$Linux_X86_64 LibreOffice_project/00$Build-2</meta:generator>
  </office:meta>
</office:document-meta>
</file>